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Index" style:list-style-name="L1">
      <style:text-properties style:font-name="Arial" officeooo:rsid="000b6326" officeooo:paragraph-rsid="000ec480"/>
    </style:style>
    <style:style style:name="P2" style:family="paragraph" style:parent-style-name="Index" style:list-style-name="L1">
      <style:text-properties style:font-name="Arial" officeooo:rsid="000b6326" officeooo:paragraph-rsid="0006fd5d"/>
    </style:style>
    <style:style style:name="P3" style:family="paragraph" style:parent-style-name="Index" style:list-style-name="L1">
      <style:text-properties style:font-name="Arial" officeooo:paragraph-rsid="000ec480"/>
    </style:style>
    <style:style style:name="P4" style:family="paragraph" style:parent-style-name="Standard" style:list-style-name="L1">
      <style:text-properties style:font-name="Roboto" fo:font-weight="normal" officeooo:rsid="0006fd5d" officeooo:paragraph-rsid="0006fd5d" style:font-weight-asian="normal" style:font-weight-complex="normal"/>
    </style:style>
    <style:style style:name="P5" style:family="paragraph" style:parent-style-name="Standard" style:list-style-name="L1">
      <style:text-properties style:font-name="Roboto" officeooo:rsid="00088617" officeooo:paragraph-rsid="00088617"/>
    </style:style>
    <style:style style:name="P6" style:family="paragraph" style:parent-style-name="Standard" style:list-style-name="L1">
      <style:text-properties style:font-name="Roboto" officeooo:rsid="00093108" officeooo:paragraph-rsid="00088617"/>
    </style:style>
    <style:style style:name="P7" style:family="paragraph" style:parent-style-name="Standard" style:list-style-name="L1">
      <style:text-properties style:font-name="Roboto" officeooo:rsid="000a7465" officeooo:paragraph-rsid="000a7465"/>
    </style:style>
    <style:style style:name="P8" style:family="paragraph" style:parent-style-name="Standard" style:list-style-name="L1">
      <style:text-properties style:font-name="Roboto" officeooo:rsid="000b6326" officeooo:paragraph-rsid="000b6326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font-weight="bold" officeooo:rsid="000b6326" officeooo:paragraph-rsid="000b6326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Arial" officeooo:rsid="0006fd5d" officeooo:paragraph-rsid="0006fd5d"/>
    </style:style>
    <style:style style:name="P11" style:family="paragraph" style:parent-style-name="Standard" style:list-style-name="L1">
      <style:text-properties style:font-name="Arial" officeooo:rsid="0006fd5d" officeooo:paragraph-rsid="0006fd5d"/>
    </style:style>
    <style:style style:name="T1" style:family="text">
      <style:text-properties officeooo:rsid="000b6326"/>
    </style:style>
    <style:style style:name="T2" style:family="text">
      <style:text-properties officeooo:rsid="0000ce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liederung</text:p>
      <text:p text:style-name="P10"/>
      <text:list xml:id="list2685454659" text:style-name="L1">
        <text:list-header>
          <text:p text:style-name="P11"/>
        </text:list-header>
        <text:list-item>
          <text:p text:style-name="P1">Einführung → Videobeispiel für Objekterkennung (max. 1 min)</text:p>
        </text:list-item>
        <text:list-item>
          <text:p text:style-name="P3">Künstliche neuronale Netze <text:span text:style-name="T1">(2 min)</text:span></text:p>
          <text:list>
            <text:list-item>
              <text:p text:style-name="P3">Erläuterung und geschichtliche Entwicklung des Algorithmus</text:p>
            </text:list-item>
            <text:list-item>
              <text:p text:style-name="P3">Anwendungsbereiche</text:p>
            </text:list-item>
          </text:list>
        </text:list-item>
        <text:list-item>
          <text:p text:style-name="P3">maschinelles Sehen <text:span text:style-name="T1">(8 min)</text:span></text:p>
          <text:list>
            <text:list-item>
              <text:p text:style-name="P3">Objekterkennungsverfahren (Schaubild) <text:s/></text:p>
            </text:list-item>
            <text:list-item>
              <text:p text:style-name="P3">Geschichts-, Mimik- und Emotionserkennung</text:p>
              <text:list>
                <text:list-item>
                  <text:p text:style-name="P3">technische Verfahren</text:p>
                </text:list-item>
                <text:list-item>
                  <text:p text:style-name="P3">Software</text:p>
                </text:list-item>
                <text:list-item>
                  <text:p text:style-name="P3">Anwendungen und Einsatzbereiche</text:p>
                  <text:list>
                    <text:list-item>
                      <text:p text:style-name="P3">Identifikation von Personen</text:p>
                      <text:list>
                        <text:list-item>
                          <text:p text:style-name="P3">Beispiel: Facebook „Tagging“</text:p>
                        </text:list-item>
                        <text:list-item>
                          <text:p text:style-name="P3">Beispiel: Berlin, Südkreuz </text:p>
                        </text:list-item>
                      </text:list>
                    </text:list-item>
                    <text:list-item>
                      <text:p text:style-name="P3">biometrische Authentifizierung</text:p>
                      <text:list>
                        <text:list-item>
                          <text:p text:style-name="P3">Beispiel: FaceID</text:p>
                        </text:list-item>
                      </text:list>
                    </text:list-item>
                    <text:list-item>
                      <text:p text:style-name="P3"><text:span text:style-name="T2">Beispiel: </text:span>Instagram Filter</text:p>
                    </text:list-item>
                    <text:list-item>
                      <text:p text:style-name="P3">Chin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Problemfrage <text:span text:style-name="T1">(8 min)</text:span></text:p>
          <text:list>
            <text:list-item>
              <text:p text:style-name="P3">Stockprobenverzerrung bei Trainingsdaten (sample bias)</text:p>
            </text:list-item>
            <text:list-item>
              <text:p text:style-name="P3">Überwachung</text:p>
              <text:list>
                <text:list-item>
                  <text:p text:style-name="P3">staatliche</text:p>
                </text:list-item>
                <text:list-item>
                  <text:p text:style-name="P3">von Firmen</text:p>
                </text:list-item>
              </text:list>
            </text:list-item>
            <text:list-item>
              <text:p text:style-name="P3">militärische Verwendungszwecke</text:p>
            </text:list-item>
          </text:list>
        </text:list-item>
        <text:list-item>
          <text:p text:style-name="P2">Fazit (max. 1 mi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06:41:53.744978726</meta:creation-date>
    <dc:date>2019-09-26T07:23:46.663773915</dc:date>
    <meta:editing-duration>PT9M18S</meta:editing-duration>
    <meta:editing-cycles>3</meta:editing-cycles>
    <meta:generator>LibreOffice/6.0.7.3$Linux_X86_64 LibreOffice_project/00m0$Build-3</meta:generator>
    <meta:print-date>2019-09-26T07:22:40.581100905</meta:print-date>
    <meta:document-statistic meta:table-count="0" meta:image-count="0" meta:object-count="0" meta:page-count="1" meta:paragraph-count="26" meta:word-count="97" meta:character-count="681" meta:non-whitespace-character-count="631"/>
  </office:meta>
</office:document-meta>
</file>